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7.9mm"/>
    </style:style>
    <style:style style:name="co2" style:family="table-column">
      <style:table-column-properties fo:break-before="auto" style:column-width="49mm"/>
    </style:style>
    <style:style style:name="co3" style:family="table-column">
      <style:table-column-properties fo:break-before="auto" style:column-width="77.1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8mm" fo:break-before="auto" style:use-optimal-row-height="true"/>
    </style:style>
    <style:style style:name="ro2" style:family="table-row">
      <style:table-row-properties style:row-height="4.82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4.9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Nimbus Roman No9 L" style:font-name-asian="Droid Sans Fallback" style:font-name-complex="FreeSans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 style:data-style-name="N37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1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2">
          <table:table-cell table:style-name="ce2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3">
          <table:table-cell office:value-type="float" office:value="1.5" calcext:value-type="float">
            <text:p>1.5</text:p>
          </table:table-cell>
          <table:table-cell table:style-name="ce4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4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5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5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4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4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4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4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4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4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4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7">0000/00/00</text:date>, <text:time style:data-style-name="N2" text:time-value="18:45:08.0528174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5-07-17T18:46:20.682362627</dc:date>
    <meta:editing-duration>PT6H51M37S</meta:editing-duration>
    <meta:editing-cycles>95</meta:editing-cycles>
    <meta:generator>LibreOffice/4.4.4.3$Linux_X86_64 LibreOffice_project/40m0$Build-3</meta:generator>
    <meta:document-statistic meta:table-count="1" meta:cell-count="282" meta:object-count="0"/>
  </office:meta>
</office:document-meta>
</file>